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P3" style:family="paragraph" style:parent-style-name="Standard">
      <style:paragraph-properties fo:text-align="start" style:justify-single-word="false"/>
      <style:text-properties officeooo:rsid="001c1e66" officeooo:paragraph-rsid="00229206"/>
    </style:style>
    <style:style style:name="P4" style:family="paragraph" style:parent-style-name="Standard">
      <style:paragraph-properties fo:text-align="start" style:justify-single-word="false"/>
      <style:text-properties officeooo:rsid="001c1e66" officeooo:paragraph-rsid="001c1e6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c1e66" officeooo:paragraph-rsid="001c1e66"/>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2e8664" officeooo:paragraph-rsid="002e8664"/>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304b0a" officeooo:paragraph-rsid="00304b0a"/>
    </style:style>
    <style:style style:name="P8" style:family="paragraph" style:parent-style-name="Standard">
      <style:paragraph-properties fo:text-align="start" style:justify-single-word="false"/>
      <style:text-properties style:text-underline-style="none" officeooo:rsid="002e8664" officeooo:paragraph-rsid="002e8664"/>
    </style:style>
    <style:style style:name="P9" style:family="paragraph" style:parent-style-name="Standard">
      <style:paragraph-properties fo:text-align="start" style:justify-single-word="false"/>
      <style:text-properties style:text-underline-style="none" officeooo:rsid="00304b0a" officeooo:paragraph-rsid="003289ab"/>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style:style style:name="T5" style:family="text">
      <style:text-properties officeooo:rsid="00215910"/>
    </style:style>
    <style:style style:name="T6" style:family="text">
      <style:text-properties officeooo:rsid="002fa956"/>
    </style:style>
    <style:style style:name="T7" style:family="text">
      <style:text-properties officeooo:rsid="00304b0a"/>
    </style:style>
    <style:style style:name="T8" style:family="text">
      <style:text-properties officeooo:rsid="0031d84f"/>
    </style:style>
    <style:style style:name="T9" style:family="text">
      <style:text-properties officeooo:rsid="003289ab"/>
    </style:style>
    <style:style style:name="T10" style:family="text">
      <style:text-properties officeooo:rsid="003315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5">Fonctionnalités réalisé<text:span text:style-name="T2">e</text:span>s</text:p>
      <text:p text:style-name="P5"/>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s Options du jeu sont simples : on peut choisir d'activer ou désactiver la synchronisation verticale et un texte indique si elle est activée ou non. Le même choix est disponible pour le son du jeu. Un choix Scores existe, mais n'est pas encore créé.</text:span></text:p>
      <text:p text:style-name="P2"/>
      <text:p text:style-name="P3"><text:tab/><text:span text:style-name="T1">Le jeu, accessible via l'option Jouer du menu. Le nom de la map est alors demandé au joueur, suivi de l'extension .map (qui peut être ajoutée automatiquement en appuyant sur TAB). Si aucune map n'a été créé, il existe celle de base : default.map. En faisant Entrée, le choix est validé et le jeu commence. La carte choisie par le joueur s’affiche alors, ainsi que le personnage du joueur. Trois premiers ennemis apparaissent : deux slimes (ennemi au corps-à-corps) et un mage (ennemi à distance). A droite de la map s’affichent le score total et la vague actuelle. Le score augmente de 10 si on tue un slime et de 4 s’il s’agit d’un ennemi à distance. Les slimes se dirigent continuellement vers le ninja, et se bloquent entre eux. Les mages quant à eux se déplacent vers le joueur puis restent à une certaine distance de lui. Ils peuvent tirer des boules de feu qui se déplaceront vers la position actuelle du ninja (elles ne le suivent pas, mais aller en ligne droite est déconseillé). Le ninja se déplace continuellement en direction de la souris, et un clic le fait dash dans cette même direction et permet alors de tuer les ennemis si ces derniers sont touchés. Au bout d’un certain temps, trois nouveaux ennemis vont apparaître. De base, les ennemis sont des slimes, mais il y a une chance que des mages apparaissent. Les nouveaux adversaires peuvent apparaître aléatoirement sur 4 lieux de la map : en haut, en bas, à droite ou à gauche de la map, collé au bord mais centré. Malgré tout, une limite d’ennemis ainsi que des boules de feu présents sur la map a été instaurée pour ne pas trop surcharger. Cette limite s’élève à 20 ennemis et 20 boules de feu simultanément présents sur la map. La touche ‘P’ permet d’ouvrir le menu de pause. Ce dernier propose au joueur de quitter la partie en cours et ainsi de revenir au menu principal, ou encore de reprendre sa partie en cours. Lorsque le ninja meurt en étant touché par une boule de feu ou par un slime, un écran de fin de partie apparaît. Le score s’affiche alors, ainsi que le nombre de vagues terminées par le joueur. Lorsqu’il appuie sur ‘Entrée’, l’utilisateur retourne alors au menu principal.</text:span></text:p>
      <text:p text:style-name="P2"/>
      <text:p text:style-name="P2"><text:tab/><text:span text:style-name="T5">L’éditeur de map, accessible via l’option Éditeur du menu. L’utilisateur peut choisir de créer une nouvelle map, ou d’en éditer une déjà existante. Le nom de la map est donc demandé (nom de la nouvelle map ou de celle à modifier). Si le joueur choisit de créer une nouvelle, une map de base uniquement recouverte de sol s’affiche et il lui est possible de la modifier. Une fois sur la page de l’éditeur, on peut voir en haut à gauche une tuile et des flèches. La tuile est celle sélectionnée et </text:span><text:soft-page-break/><text:span text:style-name="T5">donc qui sera placée sur la carte, et les flèches permettent de changer de tuile. Il y en a de deux sortes : celles qui représentent un mur, et contre lesquelles le ninja va bloquer, et celles qui représentent le sol. Chaque type comporte plusieurs design possibles pour créer la carte que l’on souhaite. Un clic gauche sur la map affichée changera la tuile pour celle sélectionnée. Une fois l’utilisateur satisfait, la touche Entrée sauvegardera les modifications et le joueur sera de retour au menu principal.</text:span></text:p>
      <text:p text:style-name="P2"/>
      <text:p text:style-name="P6">Difficultés rencontrées</text:p>
      <text:p text:style-name="P6"/>
      <text:p text:style-name="P8"><text:tab/>Le boss a été codé, mais n’a pas encore été implanté car nous avons eu des problèmes sur les boules de feu. Il a trois attaques : devenir invincible un certain temps, se téléporter ou lancer des boules de feu dans des directions aléatoires. <text:span text:style-name="T6">Mais en voulant faire une fonction pour l’intégrer au jeu, nous n’avons pas réussi à modifier le tableaux qui contenait les boules de feu. De ce fait, il n’en lançait jamais, il se contentait des deux autres attaques. C’est pour cela qu’il n’est pas encore disponible dans le jeu.</text:span></text:p>
      <text:p text:style-name="P8"><text:tab/><text:span text:style-name="T7">Les ‘dash’ du ninja a été quelques peu problématiques. Nous avons chacun fait un programme pour gérer les directions (un pour les boules de feu et un pour le ninja). Et bien que nos méthodes de calcul de l’angle soient similaires, le dash du ninja n’est pas parfait et il a des problèmes quelques fois. En effet, il arrive qu’il n’aille pas dans la direction exacte de la souris.</text:span></text:p>
      <text:p text:style-name="P8"/>
      <text:p text:style-name="P7">Ce que nous changerions à l’avenir</text:p>
      <text:p text:style-name="P7"/>
      <text:p text:style-name="P9"><text:tab/><text:span text:style-name="T8">L’objectif principal serait ensuite d’intégrer le boss, et de ce fait permettre de gagner la partie après l’avoir vaincue. Et après cela, intégrer le mode infini pour permettre au joueur de chercher à faire le meilleur score possible. </text:span></text:p>
      <text:p text:style-name="P9"><text:span text:style-name="T8"><text:tab/>Nous souhaiterions aussi corriger le ninja, pour que les dash soient parfaitement dans la direction de la souris, et ainsi rendre le jeu plus agréable.</text:span></text:p>
      <text:p text:style-name="P9"><text:tab/><text:span text:style-name="T9">Étant donné que nous affichons les scores en jeu, une option à venir serait aussi de les stocker dans un fichier. De ce fait, en allant dans les Options, il serait possible au joueur de voir les meilleurs scores.</text:span></text:p>
      <text:p text:style-name="P9"><text:tab/><text:span text:style-name="T9">Un système de sauvegarde que nous n’avons pas eu le temps de faire, qui permettrait à un joueur de reprendre à la vague durant laquelle il a quitté la partie. Pour ce faire, nous pensons utiliser un fichier et nous récupérerons les informations à l’intérieur pour démarrer la partie à la bonne vague, et en sauvegardant aussi le score pour ne rien perdre.</text:span></text:p>
      <text:p text:style-name="P9"><text:tab/><text:span text:style-name="T10">Ajouter un mode multijoueur loc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09T14:33:42.782000000</dc:date>
    <meta:editing-duration>PT38M17S</meta:editing-duration>
    <meta:editing-cycles>10</meta:editing-cycles>
    <meta:generator>LibreOffice/5.2.5.1$Windows_x86 LibreOffice_project/0312e1a284a7d50ca85a365c316c7abbf20a4d22</meta:generator>
    <meta:document-statistic meta:table-count="0" meta:image-count="0" meta:object-count="0" meta:page-count="2" meta:paragraph-count="17" meta:word-count="1157" meta:character-count="6595" meta:non-whitespace-character-count="5441"/>
  </office:meta>
</office:document-meta>
</file>